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number-columns-repeated="64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1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4:41:26.28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2-28T15:12:12.006000000</dc:date>
    <meta:editing-duration>PT2H22M34S</meta:editing-duration>
    <meta:editing-cycles>27</meta:editing-cycles>
    <meta:document-statistic meta:table-count="2" meta:cell-count="13434" meta:object-count="0"/>
  </office:meta>
</office:document-meta>
</file>